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080000000889DAE7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95cm" fo:min-width="18.5cm" loext:decorative="false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5.75cm" fo:min-width="2.9cm" loext:decorative="false"/>
      <style:paragraph-properties style:writing-mode="lr-tb"/>
    </style:style>
    <style:style style:name="gr3" style:family="graphic">
      <style:graphic-properties style:protect="size" style:writing-mode="lr-tb" loext:decorative="false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2" style:family="graphic" style:parent-style-name="standard">
      <style:graphic-properties draw:textarea-vertical-align="middle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bitmap" draw:fill-color="#000000" loext:fill-use-slide-background="false" draw:fill-image-name="_32_0_20_Percent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0cm" loext:decorative="false"/>
    </style:style>
    <style:style style:name="gr29" style:family="graphic" style:parent-style-name="objectwithoutfill">
      <style:graphic-properties draw:marker-end="" draw:fill="none" draw:textarea-vertical-align="middle" loext:decorative="false"/>
    </style:style>
    <style:style style:name="gr30" style:family="graphic" style:parent-style-name="objectwithoutfill">
      <style:graphic-properties draw:marker-start="" draw:marker-end="" draw:fill="none" draw:textarea-vertical-align="middle" loext:decorative="fals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bitmap" draw:fill-color="#000000" draw:fill-image-name="_32_0_20_Percen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7.2cm" svg:x="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6cm" svg:x="7cm" svg:y="4cm">
          <text:p text:style-name="P2">AXI4S <text:line-break/>Framin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6cm" svg:x="11cm" svg:y="4cm">
          <text:p text:style-name="P2">AXI4S<text:line-break/>Dest Packetiz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6cm" svg:x="3cm" svg:y="4cm">
          <text:p text:style-name="P2">AXI4S <text:line-break/>UART</text:p>
          <draw:enhanced-geometry svg:viewBox="0 0 21600 21600" draw:type="rectangle" draw:enhanced-path="M 0 0 L 21600 0 21600 21600 0 21600 0 0 Z N"/>
        </draw:custom-shape>
        <draw:g draw:style-name="gr3" xml:id="id1" draw:id="id1">
          <draw:glue-point draw:id="4" svg:x="4.666cm" svg:y="0cm"/>
          <draw:glue-point draw:id="5" svg:x="-5cm" svg:y="0cm"/>
          <draw:custom-shape draw:style-name="gr4" draw:text-style-name="P5" draw:layer="layout" svg:width="3cm" svg:height="2cm" svg:x="3.2cm" svg:y="5.4cm">
            <text:p text:style-name="P4"><text:span text:style-name="T1">UART</text:span></text:p>
            <text:p text:style-name="P4"><text:span text:style-name="T1">R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2cm" svg:height="0.4cm" svg:x="3.2cm" svg:y="6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2cm" svg:height="0.4cm" svg:x="6cm" svg:y="6.2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3" xml:id="id2" draw:id="id2">
          <draw:glue-point draw:id="4" svg:x="4.666cm" svg:y="0cm"/>
          <draw:glue-point draw:id="5" svg:x="-5cm" svg:y="0cm"/>
          <draw:custom-shape draw:style-name="gr7" draw:text-style-name="P5" draw:layer="layout" svg:width="3cm" svg:height="2cm" svg:x="7.2cm" svg:y="5.4cm">
            <text:p text:style-name="P4"><text:span text:style-name="T1">Defr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2cm" svg:height="0.4cm" svg:x="7.2cm" svg:y="6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cm" svg:height="0.4cm" svg:x="10cm" svg:y="6.2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3" xml:id="id3" draw:id="id3">
          <draw:glue-point draw:id="4" svg:x="4.666cm" svg:y="0cm"/>
          <draw:glue-point draw:id="5" svg:x="-5cm" svg:y="0cm"/>
          <draw:custom-shape draw:style-name="gr10" draw:text-style-name="P5" draw:layer="layout" svg:width="3cm" svg:height="2cm" svg:x="11.2cm" svg:y="5.4cm">
            <text:p text:style-name="P4"><text:span text:style-name="T1">Dest Extr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0.2cm" svg:height="0.4cm" svg:x="11.2cm" svg:y="6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2cm" svg:height="0.4cm" svg:x="14cm" svg:y="6.2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3" xml:id="id6" draw:id="id6">
          <draw:glue-point draw:id="4" svg:x="-4.663cm" svg:y="0cm"/>
          <draw:glue-point draw:id="5" svg:x="5cm" svg:y="0cm"/>
          <draw:custom-shape draw:style-name="gr13" draw:text-style-name="P5" draw:layer="layout" svg:width="3cm" svg:height="2cm" svg:x="11.2cm" svg:y="7.8cm">
            <text:p text:style-name="P4"><text:span text:style-name="T1">Dest Inser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6" draw:layer="layout" svg:width="0.2cm" svg:height="0.4cm" svg:x="14cm" svg:y="8.6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7" draw:layer="layout" svg:width="0.2cm" svg:height="0.4cm" svg:x="11.2cm" svg:y="8.6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4" draw:id="id4">
          <draw:glue-point draw:id="4" svg:x="-4.663cm" svg:y="0cm"/>
          <draw:glue-point draw:id="5" svg:x="5cm" svg:y="0cm"/>
          <draw:custom-shape draw:style-name="gr16" draw:text-style-name="P5" draw:layer="layout" svg:width="3cm" svg:height="2cm" svg:x="7.2cm" svg:y="7.8cm">
            <text:p text:style-name="P4"><text:span text:style-name="T1">Fr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6" draw:layer="layout" svg:width="0.2cm" svg:height="0.4cm" svg:x="10cm" svg:y="8.6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7" draw:layer="layout" svg:width="0.2cm" svg:height="0.4cm" svg:x="7.2cm" svg:y="8.6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5" draw:id="id5">
          <draw:glue-point draw:id="4" svg:x="-4.663cm" svg:y="0cm"/>
          <draw:glue-point draw:id="5" svg:x="5cm" svg:y="0cm"/>
          <draw:custom-shape draw:style-name="gr19" draw:text-style-name="P5" draw:layer="layout" svg:width="3cm" svg:height="2cm" svg:x="3.2cm" svg:y="7.8cm">
            <text:p text:style-name="P4"><text:span text:style-name="T1">UART</text:span></text:p>
            <text:p text:style-name="P4"><text:span text:style-name="T1">TX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6" draw:layer="layout" svg:width="0.2cm" svg:height="0.4cm" svg:x="6cm" svg:y="8.6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7" draw:layer="layout" svg:width="0.2cm" svg:height="0.4cm" svg:x="3.2cm" svg:y="8.6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2" draw:layer="layout" svg:x1="6.099cm" svg:y1="6.4cm" svg:x2="7.2cm" svg:y2="6.4cm" draw:start-shape="id1" draw:start-glue-point="4" draw:end-shape="id2" draw:end-glue-point="5" svg:d="M6099 6400h1101" svg:viewBox="0 0 1102 1">
          <text:p/>
        </draw:connector>
        <draw:connector draw:style-name="gr22" draw:text-style-name="P2" draw:layer="layout" svg:x1="10.099cm" svg:y1="6.4cm" svg:x2="11.2cm" svg:y2="6.4cm" draw:start-shape="id2" draw:start-glue-point="4" draw:end-shape="id3" draw:end-glue-point="5" svg:d="M10099 6400h1101" svg:viewBox="0 0 1102 1">
          <text:p/>
        </draw:connector>
        <draw:connector draw:style-name="gr22" draw:text-style-name="P2" draw:layer="layout" svg:x1="7.302cm" svg:y1="8.8cm" svg:x2="6.2cm" svg:y2="8.8cm" draw:start-shape="id4" draw:start-glue-point="4" draw:end-shape="id5" draw:end-glue-point="5" svg:d="M7302 8800h-1102" svg:viewBox="0 0 1103 1">
          <text:p/>
        </draw:connector>
        <draw:connector draw:style-name="gr22" draw:text-style-name="P2" draw:layer="layout" svg:x1="11.302cm" svg:y1="8.8cm" svg:x2="10.2cm" svg:y2="8.8cm" draw:start-shape="id6" draw:start-glue-point="4" draw:end-shape="id4" draw:end-glue-point="5" svg:d="M11302 8800h-1102" svg:viewBox="0 0 1103 1">
          <text:p/>
        </draw:connector>
        <draw:g draw:style-name="gr23" xml:id="id7" draw:id="id7">
          <draw:glue-point draw:id="4" svg:x="-5cm" svg:y="-2cm"/>
          <draw:glue-point draw:id="5" svg:x="-5cm" svg:y="2cm"/>
          <draw:custom-shape draw:style-name="gr24" draw:text-style-name="P5" draw:layer="layout" svg:width="3cm" svg:height="2cm" svg:x="15.2cm" svg:y="6.6cm">
            <text:p text:style-name="P4"><text:span text:style-name="T1">AXI4S to AXI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8" draw:layer="layout" svg:width="0.2cm" svg:height="0.4cm" svg:x="18cm" svg:y="7.4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6" draw:layer="layout" svg:width="0.2cm" svg:height="0.4cm" svg:x="15.2cm" svg:y="7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0.2cm" svg:height="0.4cm" svg:x="15.2cm" svg:y="7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2" draw:layer="layout" svg:x1="14.2cm" svg:y1="6.4cm" svg:x2="15.2cm" svg:y2="7.2cm" draw:start-shape="id3" draw:start-glue-point="1" draw:end-shape="id7" draw:end-glue-point="4" svg:d="M14200 6400h500v800h500" svg:viewBox="0 0 1001 801">
          <text:p/>
        </draw:connector>
        <draw:connector draw:style-name="gr22" draw:text-style-name="P2" draw:layer="layout" svg:x1="15.2cm" svg:y1="8cm" svg:x2="14.2cm" svg:y2="8.8cm" draw:start-shape="id7" draw:start-glue-point="5" draw:end-shape="id6" draw:end-glue-point="5" svg:d="M15200 8000h-500v800h-500" svg:viewBox="0 0 1001 801">
          <text:p/>
        </draw:connector>
        <draw:g draw:style-name="gr23" xml:id="id8" draw:id="id8">
          <draw:custom-shape draw:style-name="gr28" draw:text-style-name="P2" draw:layer="layout" svg:width="0.4cm" svg:height="0.4cm" svg:x="2cm" svg:y="8.6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9" draw:layer="layout" svg:x1="2cm" svg:y1="8.6cm" svg:x2="2.4cm" svg:y2="9cm">
            <text:p/>
          </draw:line>
          <draw:line draw:style-name="gr30" draw:text-style-name="P9" draw:layer="layout" svg:x1="2cm" svg:y1="9cm" svg:x2="2.4cm" svg:y2="8.6cm">
            <text:p/>
          </draw:line>
        </draw:g>
        <draw:g draw:style-name="gr23" xml:id="id9" draw:id="id9">
          <draw:custom-shape draw:style-name="gr28" draw:text-style-name="P2" draw:layer="layout" svg:width="0.4cm" svg:height="0.4cm" svg:x="2cm" svg:y="6.2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9" draw:layer="layout" svg:x1="2cm" svg:y1="6.2cm" svg:x2="2.4cm" svg:y2="6.6cm">
            <text:p/>
          </draw:line>
          <draw:line draw:style-name="gr30" draw:text-style-name="P9" draw:layer="layout" svg:x1="2cm" svg:y1="6.6cm" svg:x2="2.4cm" svg:y2="6.2cm">
            <text:p/>
          </draw:line>
        </draw:g>
        <draw:connector draw:style-name="gr22" draw:text-style-name="P2" draw:layer="layout" svg:x1="3.2cm" svg:y1="8.8cm" svg:x2="2.4cm" svg:y2="8.8cm" draw:start-shape="id5" draw:start-glue-point="3" draw:end-shape="id8" draw:end-glue-point="1" svg:d="M3200 8800h-800" svg:viewBox="0 0 801 1">
          <text:p/>
        </draw:connector>
        <draw:connector draw:style-name="gr22" draw:text-style-name="P2" draw:layer="layout" svg:x1="2.4cm" svg:y1="6.4cm" svg:x2="3.2cm" svg:y2="6.4cm" draw:start-shape="id9" draw:start-glue-point="1" draw:end-shape="id1" draw:end-glue-point="5" svg:d="M2400 6400h800" svg:viewBox="0 0 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2_0_20_Percent" draw:display-name="20 Percent" xlink:href="Pictures/10000000000000080000000889DAE7A4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17cm" svg:stroke-color="#000000" draw:marker-start-width="0.226cm" draw:marker-start-center="false" draw:marker-end="Arrow_20_short" draw:marker-end-width="0.226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7T10:49:03.721000000</meta:creation-date>
    <dc:title>IP_blocks</dc:title>
    <meta:editing-duration>PT22S</meta:editing-duration>
    <meta:editing-cycles>2</meta:editing-cycles>
    <meta:generator>LibreOffice/7.6.4.1$Windows_X86_64 LibreOffice_project/e19e193f88cd6c0525a17fb7a176ed8e6a3e2aa1</meta:generator>
    <dc:date>2023-12-17T11:03:27.206000000</dc:date>
    <meta:document-statistic meta:object-count="49"/>
    <meta:template xlink:type="simple" xlink:actuate="onRequest" xlink:title="IP_blocks" xlink:href="file:///C:/Users/Lukas/AppData/Roaming/LibreOffice/4/user/template/IP_blocks.otg" meta:date="2023-12-17T10:49:03.461000000"/>
  </office:meta>
</office:document-meta>
</file>